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assFish</text:h>
      <text:h text:style-name="Heading_20_2" text:outline-level="2">Deployment</text:h>
      <text:p text:style-name="Text_20_body">GlassFish and Tomcat are both written in Java, and the servlets if GlassFish are based on a earlier version of Tomcat, so all web services that work on Tomcat should also be able to tun run on GlassFish.</text:p>
      <text:p text:style-name="Text_20_body"/>
      <text:h text:style-name="Heading_20_2" text:outline-level="2">Administration and Maintenance</text:h>
      <text:p text:style-name="Text_20_body">GlassFish includes a web interface for maintaining the server, including things like databases, http load balancers and other tools to help with maintenance and scaling.</text:p>
      <text:p text:style-name="Text_20_body">GlassFish is owned by Oracle and is maintained by both Oracle and the development community, so <text:s/>it should stay well updated with current technologies for the future. Tomcat on the other hand is only maintained by the community, and should community move on the rate of updates and bug fixes might be slow, compared to GlassFish which has Oracle working on it.</text:p>
      <text:h text:style-name="Heading_20_2" text:outline-level="2">Performance</text:h>
      <text:p text:style-name="Text_20_body">There is not much difference in performance between Tomcat and GlassFish.</text:p>
      <text:h text:style-name="Heading_20_2" text:outline-level="2">Development</text:h>
      <text:p text:style-name="Text_20_body">Many of the other groups has decided on using GlassFish, so there might be a advantage for us to also go for GlassFish as it might make the standardisation with other groups easier. GlassFish should also be easier to work with when using University facilities compared to Tomcat where a set-up might be required. If the application is built without the use of any of the JavaEE features provided by GlassFish reverting to Tomcat at a later point should not be impossible without throwing away the whole cod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5T10:36:26.92</meta:creation-date>
    <dc:date>2012-10-25T11:32:51.16</dc:date>
    <meta:editing-duration>PT26M3S</meta:editing-duration>
    <meta:editing-cycles>2</meta:editing-cycles>
    <meta:generator>OpenOffice.org/3.3$Win32 OpenOffice.org_project/330m20$Build-9567</meta:generator>
    <meta:document-statistic meta:table-count="0" meta:image-count="0" meta:object-count="0" meta:page-count="1" meta:paragraph-count="10" meta:word-count="232" meta:character-count="1389"/>
  </office:meta>
</office:document-meta>
</file>